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2357" officeooo:paragraph-rsid="000a2357"/>
    </style:style>
    <style:style style:name="P2" style:family="paragraph" style:parent-style-name="Text_20_body">
      <style:text-properties officeooo:rsid="009e591e" officeooo:paragraph-rsid="009e591e"/>
    </style:style>
    <style:style style:name="P3" style:family="paragraph" style:parent-style-name="Text_20_body">
      <style:text-properties officeooo:rsid="009ff912" officeooo:paragraph-rsid="009ff912"/>
    </style:style>
    <style:style style:name="P4" style:family="paragraph" style:parent-style-name="Text_20_body">
      <style:text-properties officeooo:rsid="00a18c91" officeooo:paragraph-rsid="00a18c91"/>
    </style:style>
    <style:style style:name="P5" style:family="paragraph" style:parent-style-name="Text_20_body">
      <style:text-properties officeooo:rsid="00a306aa" officeooo:paragraph-rsid="00a306aa"/>
    </style:style>
    <style:style style:name="P6" style:family="paragraph" style:parent-style-name="Text_20_body">
      <style:text-properties officeooo:rsid="00583a62" officeooo:paragraph-rsid="004d60e2"/>
    </style:style>
    <style:style style:name="P7" style:family="paragraph" style:parent-style-name="Text_20_body">
      <style:text-properties officeooo:paragraph-rsid="00596fcf"/>
    </style:style>
    <style:style style:name="P8" style:family="paragraph" style:parent-style-name="Text_20_body">
      <style:text-properties officeooo:rsid="00621369" officeooo:paragraph-rsid="005dbfd4"/>
    </style:style>
    <style:style style:name="T1" style:family="text">
      <style:text-properties officeooo:rsid="009c59c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a273ce" style:font-style-asian="normal" style:font-style-complex="normal"/>
    </style:style>
    <style:style style:name="T5" style:family="text">
      <style:text-properties officeooo:rsid="00a43e6c"/>
    </style:style>
    <style:style style:name="T6" style:family="text">
      <style:text-properties officeooo:rsid="000a23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ent Name: Khang Le</text:p>
      <text:p text:style-name="P1">Student ID Number: 01986773</text:p>
      <text:p text:style-name="P1">Team Number: Myself</text:p>
      <text:p text:style-name="P1">Team Members: Myself</text:p>
      <text:p text:style-name="P1">Date of Completion: 2026-0<text:span text:style-name="T1">3-28</text:span></text:p>
      <text:p text:style-name="P1">Demonstration Method: Through a video per professor permission.</text:p>
      <text:p text:style-name="P1"/>
      <text:h text:style-name="Heading_20_1" text:outline-level="1">1. Design</text:h>
      <text:h text:style-name="Heading_20_2" text:outline-level="2">1.1 Hardware Design</text:h>
      <text:p text:style-name="P2">I don’t think there is anything to say about the hardware design. It is just wiring one component and even the number is provided. There is no room to get creative here.</text:p>
      <text:p text:style-name="P2">There is a slight problem with the hardware: my kit does not contain MPU-6050 but MPU-9250 instead. MPU-9250 is more modern with more features. The pins are still the same so everything should work just fine… NOT… MPU-9250 self-reports as a different model (as expected) and the Arduino imu_stream code wants me to have MPU-6050… I will talk more on it in section 2. My journal also contains my state of mind at that moment.</text:p>
      <text:h text:style-name="Heading_20_2" text:outline-level="2">1.2 Software Design</text:h>
      <text:p text:style-name="P3">Instructions on how to setup the project is very detailed and sufficient. All of the work is to fill in the blank. And funny enough, all the answers are already given. I only need to translate natural language into programming language. And most of the time, I don’t even have to do that because the natural language instruction happens to include the programming language solution. I literally finished the entire programming part in 2 hours. No thinking, no searching, just reading the instructions that happen to spoil the final code.</text:p>
      <text:p text:style-name="P4">There are two parts to the lab: Arduino code and Python code. Arduino code is responsible for<text:span text:style-name="T2"> translating</text:span><text:span text:style-name="T3"> sensor data </text:span>and serialize it to Python code. Python code is responsible for <text:span text:style-name="T2">interpreting</text:span><text:span text:style-name="T3"> sensor data. </text:span><text:span text:style-name="T4">Arduino code is very basic and Python code is more complicated to make sense of the data using trigonometry and graph and whatnot.</text:span></text:p>
      <text:h text:style-name="Heading_20_2" text:outline-level="2" text:is-list-header="true">1.3 Result</text:h>
      <text:p text:style-name="P5">All the steps are done and I can understand the sensor data. Not just that, for each according steps, things just look right. For example, the filter step makes the data look smooth and “right” and it looks right to me.</text:p>
      <text:p text:style-name="P5">The ultimatum to the project is Marble Madness… Oh wait, I just read the code for it while I am writing this, it actually uses nothing from previous step and just implements its own filter and activity detection?? I had thought that it would use previous step implementations for the game itself… It does not. Well, there is no ultimatum to the project, I guess. <text:span text:style-name="T5">I did all the work and they look all right to me.</text:span></text:p>
      <text:h text:style-name="Heading_20_1" text:outline-level="1" text:is-list-header="true"><text:soft-page-break/>2. Problems Encountered and Solved</text:h>
      <text:p text:style-name="P6"/>
      <text:h text:style-name="Heading_20_1" text:outline-level="1">3. Personal Contribution to the Lab</text:h>
      <text:p text:style-name="P7"/>
      <text:h text:style-name="Heading_20_1" text:outline-level="1">4. Lessons Learn<text:span text:style-name="T6">ed</text:span></text:h>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5T18:53:46.581385951</meta:creation-date>
    <meta:generator>LibreOffice/25.8.5.2$Linux_X86_64 LibreOffice_project/580$Build-2</meta:generator>
    <dc:date>2026-03-28T22:45:28.245647068</dc:date>
    <meta:editing-duration>PT5H59M51S</meta:editing-duration>
    <meta:editing-cycles>143</meta:editing-cycles>
    <meta:document-statistic meta:table-count="0" meta:image-count="0" meta:object-count="0" meta:page-count="2" meta:paragraph-count="19" meta:word-count="422" meta:character-count="2424" meta:non-whitespace-character-count="2021"/>
  </office:meta>
</office:document-meta>
</file>